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5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6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7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9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0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1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13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4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5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17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8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19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2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_21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22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23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3_2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5_7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ff0000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0_7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0_8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ff0000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7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8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9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10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11" style:family="text">
      <style:text-properties fo:color="#38761d" style:font-name="Consolas" fo:font-size="10pt" style:font-name-asian="Consolas" style:font-size-asian="10pt" style:font-name-complex="Consolas" style:font-size-complex="10pt"/>
    </style:style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ff0000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color="#0000cd" style:font-name="Consolas" fo:font-size="10pt" style:font-name-asian="Consolas" style:font-size-asian="10pt" style:font-name-complex="Consolas" style:font-size-complex="10pt"/>
    </style:style>
    <style:style style:name="T2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5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6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7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9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0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1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13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4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5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17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8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19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2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0_21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22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23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0_2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7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21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1_9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21_10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3_2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3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4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3_6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7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8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9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3_10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11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12" style:family="text">
      <style:text-properties fo:background-color="#ffffff" fo:color="#a52a2a" style:font-name="Consolas" fo:font-size="10pt" style:font-name-asian="Consolas" style:font-size-asian="10pt" style:font-name-complex="Consolas" style:font-size-complex="10pt"/>
    </style:style>
    <style:style style:name="T23_1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2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3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4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5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6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7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T25_8" style:family="text"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8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8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8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8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2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0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0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1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2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2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2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2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3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3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4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5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5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36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 style:font-name="Consolas" fo:font-size="12pt" style:font-name-asian="Consolas" style:font-size-asian="12pt" style:font-name-complex="Consolas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font-size="12pt" style:font-size-asian="12pt" style:font-size-complex="12pt"/>
    </style:style>
    <style:style style:name="T40_2" style:family="text">
      <style:text-properties fo:background-color="#ffffff" fo:font-size="12pt" style:font-size-asian="12pt" style:font-size-complex="12pt"/>
    </style:style>
    <style:style style:name="T40_3" style:family="text">
      <style:text-properties fo:background-color="#ffffff" fo:font-size="12pt" style:font-size-asian="12pt" style:font-size-complex="12pt"/>
    </style:style>
    <style:style style:name="T40_4" style:family="text">
      <style:text-properties fo:background-color="#ffffff" fo:font-size="12pt" style:font-size-asian="12pt" style:font-size-complex="12pt"/>
    </style:style>
    <style:style style:name="T40_5" style:family="text">
      <style:text-properties fo:background-color="#ffffff" fo:font-size="12pt" style:font-size-asian="12pt" style:font-size-complex="12pt"/>
    </style:style>
    <style:style style:name="T40_6" style:family="text">
      <style:text-properties fo:background-color="#ffffff" fo:font-size="12pt" style:font-size-asian="12pt" style:font-size-complex="12pt"/>
    </style:style>
    <style:style style:name="T40_7" style:family="text">
      <style:text-properties fo:background-color="#ffffff" fo:font-size="12pt" style:font-size-asian="12pt" style:font-size-complex="12pt"/>
    </style:style>
    <style:style style:name="T40_8" style:family="text">
      <style:text-properties fo:background-color="#ffffff" fo:font-size="12pt" style:font-size-asian="12pt" style:font-size-complex="12pt"/>
    </style:style>
    <style:style style:name="T40_9" style:family="text">
      <style:text-properties fo:background-color="#ffffff" fo:font-size="12pt" style:font-size-asian="12pt" style:font-size-complex="12pt"/>
    </style:style>
    <style:style style:name="T40_10" style:family="text">
      <style:text-properties fo:background-color="#ffffff" fo:font-size="12pt" style:font-size-asian="12pt" style:font-size-complex="12pt"/>
    </style:style>
    <style:style style:name="T40_11" style:family="text">
      <style:text-properties fo:background-color="#ffffff" fo:font-size="12pt" style:font-size-asian="12pt" style:font-size-complex="12pt"/>
    </style:style>
    <style:style style:name="T40_12" style:family="text">
      <style:text-properties fo:background-color="#ffffff" fo:font-size="12pt" style:font-size-asian="12pt" style:font-size-complex="12pt"/>
    </style:style>
    <style:style style:name="T40_13" style:family="text">
      <style:text-properties fo:background-color="#ffffff" fo:font-size="12pt" style:font-size-asian="12pt" style:font-size-complex="12pt"/>
    </style:style>
    <style:style style:name="T40_14" style:family="text">
      <style:text-properties fo:background-color="#ffffff" fo:font-size="12pt" style:font-size-asian="12pt" style:font-size-complex="12pt"/>
    </style:style>
    <style:style style:name="T40_15" style:family="text">
      <style:text-properties fo:background-color="#ffffff" fo:font-size="12pt" style:font-size-asian="12pt" style:font-size-complex="12pt"/>
    </style:style>
    <style:style style:name="T40_16" style:family="text">
      <style:text-properties fo:background-color="#ffffff" fo:font-size="12pt" style:font-size-asian="12pt" style:font-size-complex="12pt"/>
    </style:style>
    <style:style style:name="T40_17" style:family="text">
      <style:text-properties fo:background-color="#ffffff" fo:font-size="12pt" style:font-size-asian="12pt" style:font-size-complex="12pt"/>
    </style:style>
    <style:style style:name="T40_18" style:family="text">
      <style:text-properties fo:background-color="#ffffff" fo:font-size="12pt" style:font-size-asian="12pt" style:font-size-complex="12pt"/>
    </style:style>
    <style:style style:name="T40_19" style:family="text">
      <style:text-properties fo:background-color="#ffffff" fo:font-size="12pt" style:font-size-asian="12pt" style:font-size-complex="12pt"/>
    </style:style>
    <style:style style:name="T40_20" style:family="text">
      <style:text-properties fo:background-color="#ffffff" fo:font-size="12pt" style:font-size-asian="12pt" style:font-size-complex="12pt"/>
    </style:style>
    <style:style style:name="T40_21" style:family="text">
      <style:text-properties fo:background-color="#ffffff" fo:font-size="12pt" style:font-size-asian="12pt" style:font-size-complex="12pt"/>
    </style:style>
    <style:style style:name="T40_22" style:family="text">
      <style:text-properties fo:background-color="#ffffff" fo:font-size="12pt" style:font-size-asian="12pt" style:font-size-complex="12pt"/>
    </style:style>
    <style:style style:name="T40_23" style:family="text">
      <style:text-properties fo:background-color="#ffffff" fo:font-size="12pt" style:font-size-asian="12pt" style:font-size-complex="12pt"/>
    </style:style>
    <style:style style:name="T40_24" style:family="text">
      <style:text-properties fo:background-color="#ffffff" fo:font-size="12pt" style:font-size-asian="12pt" style:font-size-complex="12pt"/>
    </style:style>
    <style:style style:name="T40_25" style:family="text">
      <style:text-properties fo:background-color="#ffffff" fo:font-size="12pt" style:font-size-asian="12pt" style:font-size-complex="12pt"/>
    </style:style>
    <style:style style:name="T40_26" style:family="text">
      <style:text-properties fo:background-color="#ffffff" fo:font-size="12pt" style:font-size-asian="12pt" style:font-size-complex="12pt"/>
    </style:style>
    <style:style style:name="T40_27" style:family="text">
      <style:text-properties fo:background-color="#ffffff" fo:font-size="12pt" style:font-size-asian="12pt" style:font-size-complex="12pt"/>
    </style:style>
    <style:style style:name="T40_28" style:family="text">
      <style:text-properties fo:background-color="#ffffff" fo:font-size="12pt" style:font-size-asian="12pt" style:font-size-complex="12pt"/>
    </style:style>
    <style:style style:name="T40_29" style:family="text">
      <style:text-properties fo:background-color="#ffffff" fo:font-size="12pt" style:font-size-asian="12pt" style:font-size-complex="12pt"/>
    </style:style>
    <style:style style:name="T40_30" style:family="text">
      <style:text-properties fo:background-color="#ffffff" fo:font-size="12pt" style:font-size-asian="12pt" style:font-size-complex="12pt"/>
    </style:style>
    <style:style style:name="T40_31" style:family="text">
      <style:text-properties fo:background-color="#ffffff" fo:font-size="12pt" style:font-size-asian="12pt" style:font-size-complex="12pt"/>
    </style:style>
    <style:style style:name="T40_32" style:family="text">
      <style:text-properties fo:background-color="#ffffff" fo:font-size="12pt" style:font-size-asian="12pt" style:font-size-complex="12pt"/>
    </style:style>
    <style:style style:name="T40_33" style:family="text">
      <style:text-properties fo:background-color="#ffffff" fo:font-size="12pt" style:font-size-asian="12pt" style:font-size-complex="12pt"/>
    </style:style>
    <style:style style:name="T40_34" style:family="text">
      <style:text-properties fo:background-color="#ffffff" fo:font-size="12pt" style:font-size-asian="12pt" style:font-size-complex="12pt"/>
    </style:style>
    <style:style style:name="T40_35" style:family="text">
      <style:text-properties fo:background-color="#ffffff" fo:font-size="12pt" style:font-size-asian="12pt" style:font-size-complex="12pt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2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3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4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5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6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7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8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41_9" style:family="text"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break-before="auto" fo:line-height="150%" fo:margin-top="0cm" style:writing-mode="lr-tb"/>
    </style:style>
    <style:style style:name="T42_1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2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3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4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5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6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7" style:family="text">
      <style:text-properties style:font-name="Consolas" fo:font-size="10pt" style:font-name-asian="Consolas" style:font-size-asian="10pt" style:font-name-complex="Consolas" style:font-size-complex="10pt"/>
    </style:style>
    <style:style style:name="T42_8" style:family="text"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2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3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4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5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6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7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8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9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_10" style:family="text">
      <style:text-properties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44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45" style:family="paragraph" style:parent-style-name="Standard">
      <style:paragraph-properties fo:break-before="auto" fo:line-height="115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font-size="12pt" style:font-size-asian="12pt" style:font-size-complex="12pt"/>
    </style:style>
    <style:style style:name="T47_2" style:family="text">
      <style:text-properties fo:background-color="#ffffff" fo:font-size="12pt" style:font-size-asian="12pt" style:font-size-complex="12pt"/>
    </style:style>
    <style:style style:name="T47_3" style:family="text">
      <style:text-properties fo:background-color="#ffffff" fo:font-size="12pt" style:font-size-asian="12pt" style:font-size-complex="12pt"/>
    </style:style>
    <style:style style:name="T47_4" style:family="text">
      <style:text-properties fo:background-color="#ffffff" fo:font-size="12pt" style:font-size-asian="12pt" style:font-size-complex="12pt"/>
    </style:style>
    <style:style style:name="T47_5" style:family="text">
      <style:text-properties fo:background-color="#ffffff" fo:font-size="12pt" style:font-size-asian="12pt" style:font-size-complex="12pt"/>
    </style:style>
    <style:style style:name="T47_6" style:family="text">
      <style:text-properties fo:background-color="#ffffff" fo:font-size="12pt" style:font-size-asian="12pt" style:font-size-complex="12pt"/>
    </style:style>
    <style:style style:name="T47_7" style:family="text">
      <style:text-properties fo:background-color="#ffffff" fo:font-size="12pt" style:font-size-asian="12pt" style:font-size-complex="12pt"/>
    </style:style>
    <style:style style:name="T47_8" style:family="text">
      <style:text-properties fo:background-color="#ffffff" fo:font-size="12pt" style:font-size-asian="12pt" style:font-size-complex="12pt"/>
    </style:style>
    <style:style style:name="T47_9" style:family="text">
      <style:text-properties fo:background-color="#ffffff" fo:font-size="12pt" style:font-size-asian="12pt" style:font-size-complex="12pt"/>
    </style:style>
    <style:style style:name="T47_10" style:family="text">
      <style:text-properties fo:background-color="#ffffff" fo:font-size="12pt" style:font-size-asian="12pt" style:font-size-complex="12pt"/>
    </style:style>
    <style:style style:name="T47_11" style:family="text">
      <style:text-properties fo:background-color="#ffffff" fo:font-size="12pt" style:font-size-asian="12pt" style:font-size-complex="12pt"/>
    </style:style>
    <style:style style:name="T47_12" style:family="text">
      <style:text-properties fo:background-color="#ffffff" fo:font-size="12pt" style:font-size-asian="12pt" style:font-size-complex="12pt"/>
    </style:style>
    <style:style style:name="T47_13" style:family="text">
      <style:text-properties fo:background-color="#ffffff" fo:font-size="12pt" style:font-size-asian="12pt" style:font-size-complex="12pt"/>
    </style:style>
    <style:style style:name="T47_14" style:family="text">
      <style:text-properties fo:background-color="#ffffff" fo:font-size="12pt" style:font-size-asian="12pt" style:font-size-complex="12pt"/>
    </style:style>
    <style:style style:name="T47_15" style:family="text">
      <style:text-properties fo:background-color="#ffffff" fo:font-size="12pt" style:font-size-asian="12pt" style:font-size-complex="12pt"/>
    </style:style>
    <style:style style:name="T47_16" style:family="text">
      <style:text-properties fo:background-color="#ffffff" fo:font-size="12pt" style:font-size-asian="12pt" style:font-size-complex="12pt"/>
    </style:style>
    <style:style style:name="T47_17" style:family="text">
      <style:text-properties fo:background-color="#ffffff" fo:font-size="12pt" style:font-size-asian="12pt" style:font-size-complex="12pt"/>
    </style:style>
    <style:style style:name="T47_18" style:family="text">
      <style:text-properties fo:background-color="#ffffff" fo:font-size="12pt" style:font-size-asian="12pt" style:font-size-complex="12pt"/>
    </style:style>
    <style:style style:name="T47_19" style:family="text">
      <style:text-properties fo:background-color="#ffffff" fo:font-size="12pt" style:font-size-asian="12pt" style:font-size-complex="12pt"/>
    </style:style>
    <style:style style:name="T47_20" style:family="text">
      <style:text-properties fo:background-color="#ffffff" fo:font-size="12pt" style:font-size-asian="12pt" style:font-size-complex="12pt"/>
    </style:style>
    <style:style style:name="T47_21" style:family="text">
      <style:text-properties fo:background-color="#ffffff"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color="#ff0000" fo:font-size="12pt" style:font-size-asian="12pt" style:font-size-complex="12pt"/>
    </style:style>
    <style:style style:name="T49_2" style:family="text">
      <style:text-properties fo:background-color="#ffffff" fo:color="#ff0000" fo:font-size="12pt" style:font-size-asian="12pt" style:font-size-complex="12pt"/>
    </style:style>
    <style:style style:name="T49_3" style:family="text">
      <style:text-properties fo:background-color="#ffffff" fo:color="#ff0000" fo:font-size="12pt" style:font-size-asian="12pt" style:font-size-complex="12pt"/>
    </style:style>
    <style:style style:name="T49_4" style:family="text">
      <style:text-properties fo:background-color="#ffffff" fo:color="#ff0000"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font-size="12pt" style:font-size-asian="12pt" style:font-size-complex="12pt"/>
    </style:style>
    <style:style style:name="T51_2" style:family="text">
      <style:text-properties fo:background-color="#ffffff" fo:font-size="12pt" style:font-size-asian="12pt" style:font-size-complex="12pt"/>
    </style:style>
    <style:style style:name="T51_3" style:family="text">
      <style:text-properties fo:background-color="#ffffff" fo:font-size="12pt" style:font-size-asian="12pt" style:font-size-complex="12pt"/>
    </style:style>
    <style:style style:name="T51_4" style:family="text">
      <style:text-properties fo:background-color="#ffffff" fo:font-size="12pt" style:font-size-asian="12pt" style:font-size-complex="12pt"/>
    </style:style>
    <style:style style:name="T51_5" style:family="text">
      <style:text-properties fo:background-color="#ffffff" fo:font-size="12pt" style:font-size-asian="12pt" style:font-size-complex="12pt"/>
    </style:style>
    <style:style style:name="T51_6" style:family="text">
      <style:text-properties fo:background-color="#ffffff" fo:font-size="12pt" style:font-size-asian="12pt" style:font-size-complex="12pt"/>
    </style:style>
    <style:style style:name="T51_7" style:family="text">
      <style:text-properties fo:background-color="#ffffff" fo:font-size="12pt" style:font-size-asian="12pt" style:font-size-complex="12pt"/>
    </style:style>
    <style:style style:name="T51_8" style:family="text">
      <style:text-properties fo:background-color="#ffffff" fo:font-size="12pt" style:font-size-asian="12pt" style:font-size-complex="12pt"/>
    </style:style>
    <style:style style:name="T51_9" style:family="text">
      <style:text-properties fo:background-color="#ffffff" fo:font-size="12pt" style:font-size-asian="12pt" style:font-size-complex="12pt"/>
    </style:style>
    <style:style style:name="T51_10" style:family="text">
      <style:text-properties fo:background-color="#ffffff" fo:font-size="12pt" style:font-size-asian="12pt" style:font-size-complex="12pt"/>
    </style:style>
    <style:style style:name="T51_11" style:family="text">
      <style:text-properties fo:background-color="#ffffff" fo:font-size="12pt" style:font-size-asian="12pt" style:font-size-complex="12pt"/>
    </style:style>
    <style:style style:name="T51_12" style:family="text">
      <style:text-properties fo:background-color="#ffffff" fo:font-size="12pt" style:font-size-asian="12pt" style:font-size-complex="12pt"/>
    </style:style>
    <style:style style:name="T51_13" style:family="text">
      <style:text-properties fo:background-color="#ffffff" fo:font-size="12pt" style:font-size-asian="12pt" style:font-size-complex="12pt"/>
    </style:style>
    <style:style style:name="T51_14" style:family="text">
      <style:text-properties fo:background-color="#ffffff" fo:font-size="12pt" style:font-size-asian="12pt" style:font-size-complex="12pt"/>
    </style:style>
    <style:style style:name="T51_15" style:family="text">
      <style:text-properties fo:background-color="#ffffff" fo:font-size="12pt" style:font-size-asian="12pt" style:font-size-complex="12pt"/>
    </style:style>
    <style:style style:name="T51_16" style:family="text">
      <style:text-properties fo:background-color="#ffffff" fo:font-size="12pt" style:font-size-asian="12pt" style:font-size-complex="12pt"/>
    </style:style>
    <style:style style:name="T51_17" style:family="text">
      <style:text-properties fo:background-color="#ffffff" fo:font-size="12pt" style:font-size-asian="12pt" style:font-size-complex="12pt"/>
    </style:style>
    <style:style style:name="T51_18" style:family="text">
      <style:text-properties fo:background-color="#ffffff" fo:font-size="12pt" style:font-size-asian="12pt" style:font-size-complex="12pt"/>
    </style:style>
    <style:style style:name="T51_19" style:family="text">
      <style:text-properties fo:background-color="#ffffff" fo:font-size="12pt" style:font-size-asian="12pt" style:font-size-complex="12pt"/>
    </style:style>
    <style:style style:name="T51_20" style:family="text">
      <style:text-properties fo:background-color="#ffffff" fo:font-size="12pt" style:font-size-asian="12pt" style:font-size-complex="12pt"/>
    </style:style>
    <style:style style:name="T51_21" style:family="text">
      <style:text-properties fo:background-color="#ffffff" fo:font-size="12pt" style:font-size-asian="12pt" style:font-size-complex="12pt"/>
    </style:style>
    <style:style style:name="T51_22" style:family="text">
      <style:text-properties fo:background-color="#ffffff" fo:font-size="12pt" style:font-size-asian="12pt" style:font-size-complex="12pt"/>
    </style:style>
    <style:style style:name="T51_23" style:family="text">
      <style:text-properties fo:background-color="#ffffff"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font-size="12pt" style:font-size-asian="12pt" style:font-size-complex="12pt"/>
    </style:style>
    <style:style style:name="T53_2" style:family="text">
      <style:text-properties fo:background-color="#ffffff" fo:font-size="12pt" style:font-size-asian="12pt" style:font-size-complex="12pt"/>
    </style:style>
    <style:style style:name="T53_3" style:family="text">
      <style:text-properties fo:background-color="#ffffff" fo:font-size="12pt" style:font-size-asian="12pt" style:font-size-complex="12pt"/>
    </style:style>
    <style:style style:name="T53_4" style:family="text">
      <style:text-properties fo:background-color="#ffffff"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font-size="12pt" style:font-size-asian="12pt" style:font-size-complex="12pt"/>
    </style:style>
    <style:style style:name="T55_2" style:family="text">
      <style:text-properties fo:background-color="#ffffff" fo:font-size="12pt" style:font-size-asian="12pt" style:font-size-complex="12pt"/>
    </style:style>
    <style:style style:name="T55_3" style:family="text">
      <style:text-properties fo:background-color="#ffffff" fo:font-size="12pt" style:font-size-asian="12pt" style:font-size-complex="12pt"/>
    </style:style>
    <style:style style:name="T55_4" style:family="text">
      <style:text-properties fo:background-color="#ffffff" fo:font-size="12pt" style:font-size-asian="12pt" style:font-size-complex="12pt"/>
    </style:style>
    <style:style style:name="T55_5" style:family="text">
      <style:text-properties fo:background-color="#ffffff" fo:font-size="12pt" style:font-size-asian="12pt" style:font-size-complex="12pt"/>
    </style:style>
    <style:style style:name="T55_6" style:family="text">
      <style:text-properties fo:background-color="#ffffff" fo:font-size="12pt" style:font-size-asian="12pt" style:font-size-complex="12pt"/>
    </style:style>
    <style:style style:name="T55_7" style:family="text">
      <style:text-properties fo:background-color="#ffffff" fo:font-size="12pt" style:font-size-asian="12pt" style:font-size-complex="12pt"/>
    </style:style>
    <style:style style:name="T55_8" style:family="text">
      <style:text-properties fo:background-color="#ffffff" fo:font-size="12pt" style:font-size-asian="12pt" style:font-size-complex="12pt"/>
    </style:style>
    <style:style style:name="T55_9" style:family="text">
      <style:text-properties fo:background-color="#ffffff" fo:font-size="12pt" style:font-size-asian="12pt" style:font-size-complex="12pt"/>
    </style:style>
    <style:style style:name="T55_10" style:family="text">
      <style:text-properties fo:background-color="#ffffff" fo:font-size="12pt" style:font-size-asian="12pt" style:font-size-complex="12pt"/>
    </style:style>
    <style:style style:name="T55_11" style:family="text">
      <style:text-properties fo:background-color="#ffffff" fo:font-size="12pt" style:font-size-asian="12pt" style:font-size-complex="12pt"/>
    </style:style>
    <style:style style:name="T55_12" style:family="text">
      <style:text-properties fo:background-color="#ffffff" fo:font-size="12pt" style:font-size-asian="12pt" style:font-size-complex="12pt"/>
    </style:style>
    <style:style style:name="T55_13" style:family="text">
      <style:text-properties fo:background-color="#ffffff" fo:font-size="12pt" style:font-size-asian="12pt" style:font-size-complex="12pt"/>
    </style:style>
    <style:style style:name="T55_14" style:family="text">
      <style:text-properties fo:background-color="#ffffff" fo:font-size="12pt" style:font-size-asian="12pt" style:font-size-complex="12pt"/>
    </style:style>
    <style:style style:name="T55_15" style:family="text">
      <style:text-properties fo:background-color="#ffffff" fo:font-size="12pt" style:font-size-asian="12pt" style:font-size-complex="12pt"/>
    </style:style>
    <style:style style:name="T55_16" style:family="text">
      <style:text-properties fo:background-color="#ffffff" fo:font-size="12pt" style:font-size-asian="12pt" style:font-size-complex="12pt"/>
    </style:style>
    <style:style style:name="T55_17" style:family="text">
      <style:text-properties fo:background-color="#ffffff" fo:font-size="12pt" style:font-size-asian="12pt" style:font-size-complex="12pt"/>
    </style:style>
    <style:style style:name="T55_18" style:family="text">
      <style:text-properties fo:background-color="#ffffff" fo:font-size="12pt" style:font-size-asian="12pt" style:font-size-complex="12pt"/>
    </style:style>
    <style:style style:name="T55_19" style:family="text">
      <style:text-properties fo:background-color="#ffffff" fo:font-size="12pt" style:font-size-asian="12pt" style:font-size-complex="12pt"/>
    </style:style>
    <style:style style:name="T55_20" style:family="text">
      <style:text-properties fo:background-color="#ffffff" fo:font-size="12pt" style:font-size-asian="12pt" style:font-size-complex="12pt"/>
    </style:style>
    <style:style style:name="T55_21" style:family="text">
      <style:text-properties fo:background-color="#ffffff" fo:font-size="12pt" style:font-size-asian="12pt" style:font-size-complex="12pt"/>
    </style:style>
    <style:style style:name="T55_22" style:family="text">
      <style:text-properties fo:background-color="#ffffff" fo:font-size="12pt" style:font-size-asian="12pt" style:font-size-complex="12pt"/>
    </style:style>
    <style:style style:name="T55_23" style:family="text">
      <style:text-properties fo:background-color="#ffffff" fo:font-size="12pt" style:font-size-asian="12pt" style:font-size-complex="12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6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7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2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3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4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5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6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7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T58_8" style:family="text">
      <style:text-properties fo:background-color="#ffffff" fo:color="#ff0000"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2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3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4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5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6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7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T59_8" style:family="text"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break-before="auto" fo:line-height="115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1" style:family="paragraph" style:parent-style-name="Standard">
      <style:paragraph-properties fo:break-before="auto" fo:line-height="115%" style:writing-mode="lr-tb"/>
      <style:text-properties fo:background-color="#ffffff" style:font-name="Consolas" fo:font-size="10pt" style:font-name-asian="Consolas" style:font-size-asian="10pt" style:font-name-complex="Consolas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font-size="12pt" style:font-size-asian="12pt" style:font-size-complex="12pt"/>
    </style:style>
    <style:style style:name="T62_2" style:family="text">
      <style:text-properties fo:background-color="#ffffff" fo:font-size="12pt" style:font-size-asian="12pt" style:font-size-complex="12pt"/>
    </style:style>
    <style:style style:name="T62_3" style:family="text">
      <style:text-properties fo:background-color="#ffffff" fo:font-size="12pt" style:font-size-asian="12pt" style:font-size-complex="12pt"/>
    </style:style>
    <style:style style:name="T62_4" style:family="text">
      <style:text-properties fo:background-color="#ffffff" fo:font-size="12pt" style:font-size-asian="12pt" style:font-size-complex="12pt"/>
    </style:style>
    <style:style style:name="T62_5" style:family="text">
      <style:text-properties fo:background-color="#ffffff" fo:font-size="12pt" style:font-size-asian="12pt" style:font-size-complex="12pt"/>
    </style:style>
    <style:style style:name="T62_6" style:family="text">
      <style:text-properties fo:background-color="#ffffff" fo:font-size="12pt" style:font-size-asian="12pt" style:font-size-complex="12pt"/>
    </style:style>
    <style:style style:name="T62_7" style:family="text">
      <style:text-properties fo:background-color="#ffffff" fo:font-size="12pt" style:font-size-asian="12pt" style:font-size-complex="12pt"/>
    </style:style>
    <style:style style:name="T62_8" style:family="text">
      <style:text-properties fo:background-color="#ffffff" fo:font-size="12pt" style:font-size-asian="12pt" style:font-size-complex="12pt"/>
    </style:style>
    <style:style style:name="T62_9" style:family="text">
      <style:text-properties fo:background-color="#ffffff" fo:font-size="12pt" style:font-size-asian="12pt" style:font-size-complex="12pt"/>
    </style:style>
    <style:style style:name="T62_10" style:family="text">
      <style:text-properties fo:background-color="#ffffff" fo:font-size="12pt" style:font-size-asian="12pt" style:font-size-complex="12pt"/>
    </style:style>
    <style:style style:name="T62_11" style:family="text">
      <style:text-properties fo:background-color="#ffffff" fo:font-size="12pt" style:font-size-asian="12pt" style:font-size-complex="12pt"/>
    </style:style>
    <style:style style:name="T62_12" style:family="text">
      <style:text-properties fo:background-color="#ffffff" fo:font-size="12pt" style:font-size-asian="12pt" style:font-size-complex="12pt"/>
    </style:style>
    <style:style style:name="T62_13" style:family="text">
      <style:text-properties fo:background-color="#ffffff" fo:font-size="12pt" style:font-size-asian="12pt" style:font-size-complex="12pt"/>
    </style:style>
    <style:style style:name="T62_14" style:family="text">
      <style:text-properties fo:background-color="#ffffff" fo:font-size="12pt" style:font-size-asian="12pt" style:font-size-complex="12pt"/>
    </style:style>
    <style:style style:name="T62_15" style:family="text">
      <style:text-properties fo:background-color="#ffffff" fo:font-size="12pt" style:font-size-asian="12pt" style:font-size-complex="12pt"/>
    </style:style>
    <style:style style:name="T62_16" style:family="text">
      <style:text-properties fo:background-color="#ffffff" fo:font-size="12pt" style:font-size-asian="12pt" style:font-size-complex="12pt"/>
    </style:style>
    <style:style style:name="T62_17" style:family="text">
      <style:text-properties fo:background-color="#ffffff" fo:font-size="12pt" style:font-size-asian="12pt" style:font-size-complex="12pt"/>
    </style:style>
    <style:style style:name="T62_18" style:family="text">
      <style:text-properties fo:background-color="#ffffff" fo:font-size="12pt" style:font-size-asian="12pt" style:font-size-complex="12pt"/>
    </style:style>
    <style:style style:name="T62_19" style:family="text">
      <style:text-properties fo:background-color="#ffffff"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ff0000"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font-size="12pt" style:font-size-asian="12pt" style:font-size-complex="12pt"/>
    </style:style>
    <style:style style:name="T82_2" style:family="text">
      <style:text-properties fo:background-color="#ffffff" fo:font-size="12pt" style:font-size-asian="12pt" style:font-size-complex="12pt"/>
    </style:style>
    <style:style style:name="T82_3" style:family="text">
      <style:text-properties fo:background-color="#ffffff" fo:font-size="12pt" style:font-size-asian="12pt" style:font-size-complex="12pt"/>
    </style:style>
    <style:style style:name="T82_4" style:family="text">
      <style:text-properties fo:background-color="#ffffff" fo:font-size="12pt" style:font-size-asian="12pt" style:font-size-complex="12pt"/>
    </style:style>
    <style:style style:name="T82_5" style:family="text">
      <style:text-properties fo:background-color="#ffffff" fo:font-size="12pt" style:font-size-asian="12pt" style:font-size-complex="12pt"/>
    </style:style>
    <style:style style:name="T82_6" style:family="text">
      <style:text-properties fo:background-color="#ffffff" fo:font-size="12pt" style:font-size-asian="12pt" style:font-size-complex="12pt"/>
    </style:style>
    <style:style style:name="T82_7" style:family="text">
      <style:text-properties fo:background-color="#ffffff" fo:font-size="12pt" style:font-size-asian="12pt" style:font-size-complex="12pt"/>
    </style:style>
    <style:style style:name="T82_8" style:family="text">
      <style:text-properties fo:background-color="#ffffff" fo:font-size="12pt" style:font-size-asian="12pt" style:font-size-complex="12pt"/>
    </style:style>
    <style:style style:name="T82_9" style:family="text">
      <style:text-properties fo:background-color="#ffffff" fo:font-size="12pt" style:font-size-asian="12pt" style:font-size-complex="12pt"/>
    </style:style>
    <style:style style:name="T82_10" style:family="text">
      <style:text-properties fo:background-color="#ffffff" fo:font-size="12pt" style:font-size-asian="12pt" style:font-size-complex="12pt"/>
    </style:style>
    <style:style style:name="T82_11" style:family="text">
      <style:text-properties fo:background-color="#ffffff" fo:font-size="12pt" style:font-size-asian="12pt" style:font-size-complex="12pt"/>
    </style:style>
    <style:style style:name="T82_12" style:family="text">
      <style:text-properties fo:background-color="#ffffff" fo:font-size="12pt" style:font-size-asian="12pt" style:font-size-complex="12pt"/>
    </style:style>
    <style:style style:name="T82_13" style:family="text">
      <style:text-properties fo:background-color="#ffffff" fo:font-size="12pt" style:font-size-asian="12pt" style:font-size-complex="12pt"/>
    </style:style>
    <style:style style:name="T82_14" style:family="text">
      <style:text-properties fo:background-color="#ffffff" fo:font-size="12pt" style:font-size-asian="12pt" style:font-size-complex="12pt"/>
    </style:style>
    <style:style style:name="T82_15" style:family="text">
      <style:text-properties fo:background-color="#ffffff" fo:font-size="12pt" style:font-size-asian="12pt" style:font-size-complex="12pt"/>
    </style:style>
    <style:style style:name="T82_16" style:family="text">
      <style:text-properties fo:background-color="#ffffff" fo:font-size="12pt" style:font-size-asian="12pt" style:font-size-complex="12pt"/>
    </style:style>
    <style:style style:name="T82_17" style:family="text">
      <style:text-properties fo:background-color="#ffffff"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Table1" style:family="table">
      <style:table-properties table:align="left" style:width="11.562cm" fo:margin-left="0cm"/>
    </style:style>
    <style:style style:name="Column1" style:family="table-column">
      <style:table-column-properties style:column-width="11.5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2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200%" fo:margin-top="0cm" fo:margin-bottom="0cm" fo:margin-left="0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2" style:family="table">
      <style:table-properties table:align="left" style:width="7.197cm" fo:margin-left="1.64cm"/>
    </style:style>
    <style:style style:name="Column2" style:family="table-column">
      <style:table-column-properties style:column-width="7.197cm"/>
    </style:style>
    <style:style style:name="Row2" style:family="table-row"/>
    <style:style style:name="Cell2" style:family="table-cell">
      <style:table-cell-properties style:vertical-align="top" fo:padding-top="0.176cm" fo:border-top="#000000 0.079cm solid" fo:padding-bottom="0.176cm" fo:border-bottom="#000000 0.079cm solid" fo:padding-left="0.176cm" fo:border-left="#000000 0.079cm solid" fo:padding-right="0.176cm" fo:border-right="#000000 0.079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3" style:family="table">
      <style:table-properties table:align="left" style:width="6.615cm" fo:margin-left="0.106cm"/>
    </style:style>
    <style:style style:name="Column3" style:family="table-column">
      <style:table-column-properties style:column-width="6.615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able4" style:family="table">
      <style:table-properties table:align="left" style:width="3.149cm" fo:margin-left="1.191cm"/>
    </style:style>
    <style:style style:name="Column4" style:family="table-column">
      <style:table-column-properties style:column-width="3.149cm"/>
    </style:style>
    <style:style style:name="Row4" style:family="table-row"/>
    <style:style style:name="Cell4" style:family="table-cell">
      <style:table-cell-properties style:vertical-align="top" fo:padding-top="0.176cm" fo:border-top="#000000 0.079cm solid" fo:padding-bottom="0.176cm" fo:border-bottom="#000000 0.079cm solid" fo:padding-left="0.176cm" fo:border-left="#000000 0.079cm solid" fo:padding-right="0.176cm" fo:border-right="#000000 0.079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2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</office:automatic-styles>
  <office:body>
    <office:text>
      <text:p text:style-name="P1"><text:span text:style-name="T1_1">Given</text:span><text:span text:style-name="T1_2"><text:s/></text:span><text:span text:style-name="T1_3">the</text:span><text:span text:style-name="T1_4"><text:s/></text:span><text:span text:style-name="T1_5">following</text:span><text:span text:style-name="T1_6"><text:s/></text:span><text:span text:style-name="T1_7">code</text:span><text:span text:style-name="T1_8">:</text:span></text:p>
      <text:p text:style-name="P2"/>
      <text:p text:style-name="P3"><text:span text:style-name="T3_1">var</text:span><text:span text:style-name="T3_2"><text:s/></text:span><text:span text:style-name="T3_3">fruits</text:span><text:span text:style-name="T3_4"><text:s/>=<text:s/>[</text:span><text:span text:style-name="T3_5">"</text:span><text:span text:style-name="T3_6">Banana</text:span><text:span text:style-name="T3_7">"</text:span><text:span text:style-name="T3_8">,<text:s/></text:span><text:span text:style-name="T3_9">"</text:span><text:span text:style-name="T3_10">Orange</text:span><text:span text:style-name="T3_11">"</text:span><text:span text:style-name="T3_12">,<text:s/></text:span><text:span text:style-name="T3_13">"</text:span><text:span text:style-name="T3_14">Apple</text:span><text:span text:style-name="T3_15">"</text:span><text:span text:style-name="T3_16">,<text:s/></text:span><text:span text:style-name="T3_17">"</text:span><text:span text:style-name="T3_18">Mango</text:span><text:span text:style-name="T3_19">"</text:span><text:span text:style-name="T3_20">,<text:s/></text:span><text:span text:style-name="T3_21">"</text:span><text:span text:style-name="T3_22">Kiwi</text:span><text:span text:style-name="T3_23">"</text:span><text:span text:style-name="T3_24">];</text:span></text:p>
      <text:p text:style-name="P4"/>
      <text:p text:style-name="P5"><text:span text:style-name="T5_1">1.<text:s/></text:span><text:span text:style-name="T5_2">What</text:span><text:span text:style-name="T5_3"><text:s/></text:span><text:span text:style-name="T5_4">will</text:span><text:span text:style-name="T5_5"><text:s/></text:span><text:span text:style-name="T5_6">fruits</text:span><text:span text:style-name="T5_7">[1]</text:span><text:span text:style-name="T5_8"><text:s/></text:span><text:span text:style-name="T5_9">be</text:span><text:span text:style-name="T5_10">?<text:s/></text:span></text:p>
      <text:p text:style-name="P6"/>
      <text:p text:style-name="P7"><text:span text:style-name="T7_1">Orange</text:span></text:p>
      <text:p text:style-name="P8"/>
      <text:p text:style-name="P9"/>
      <text:p text:style-name="P10"><text:span text:style-name="T10_1">2.<text:s/></text:span><text:span text:style-name="T10_2">What</text:span><text:span text:style-name="T10_3"><text:s/></text:span><text:span text:style-name="T10_4">would</text:span><text:span text:style-name="T10_5"><text:s/></text:span><text:span text:style-name="T10_6">fruits</text:span><text:span text:style-name="T10_7">.</text:span><text:span text:style-name="T10_8">length</text:span><text:span text:style-name="T10_9"><text:s/></text:span><text:span text:style-name="T10_10">be</text:span><text:span text:style-name="T10_11">?<text:s/></text:span></text:p>
      <text:p text:style-name="P11"/>
      <text:p text:style-name="P12"><text:span text:style-name="T12_1">5</text:span></text:p>
      <text:p text:style-name="P13"/>
      <text:p text:style-name="P14"><text:span text:style-name="T14_1">3.<text:s/></text:span><text:span text:style-name="T14_2">What</text:span><text:span text:style-name="T14_3"><text:s/></text:span><text:span text:style-name="T14_4">would</text:span><text:span text:style-name="T14_5"><text:s/></text:span><text:span text:style-name="T14_6">fruits</text:span><text:span text:style-name="T14_7">.</text:span><text:span text:style-name="T14_8">indexOf</text:span><text:span text:style-name="T14_9">(“</text:span><text:span text:style-name="T14_10">Mango</text:span><text:span text:style-name="T14_11">”)</text:span><text:span text:style-name="T14_12"><text:s/></text:span><text:span text:style-name="T14_13">be</text:span><text:span text:style-name="T14_14">?<text:s/></text:span></text:p>
      <text:p text:style-name="P15"/>
      <text:p text:style-name="P16"><text:span text:style-name="T16_1">3</text:span></text:p>
      <text:p text:style-name="P17"/>
      <text:p text:style-name="P18"><text:span text:style-name="T18_1">4.<text:s/></text:span><text:span text:style-name="T18_2">What</text:span><text:span text:style-name="T18_3"><text:s/></text:span><text:span text:style-name="T18_4">will</text:span><text:span text:style-name="T18_5"><text:s/></text:span><text:span text:style-name="T18_6">your</text:span><text:span text:style-name="T18_7"><text:s/></text:span><text:span text:style-name="T18_8">fruits</text:span><text:span text:style-name="T18_9"><text:s/></text:span><text:span text:style-name="T18_10">array</text:span><text:span text:style-name="T18_11"><text:s/></text:span><text:span text:style-name="T18_12">look</text:span><text:span text:style-name="T18_13"><text:s/></text:span><text:span text:style-name="T18_14">like</text:span><text:span text:style-name="T18_15"><text:s/></text:span><text:span text:style-name="T18_16">at</text:span><text:span text:style-name="T18_17"><text:s/></text:span><text:span text:style-name="T18_18">the</text:span><text:span text:style-name="T18_19"><text:s/></text:span><text:span text:style-name="T18_20">end</text:span><text:span text:style-name="T18_21">?<text:s/></text:span></text:p>
      <text:p text:style-name="P19"/>
      <text:p text:style-name="P20"><text:span text:style-name="T20_1">var</text:span><text:span text:style-name="T20_2"><text:s/></text:span><text:span text:style-name="T20_3">fruits</text:span><text:span text:style-name="T20_4"><text:s/>=<text:s/>[</text:span><text:span text:style-name="T20_5">"</text:span><text:span text:style-name="T20_6">Banana</text:span><text:span text:style-name="T20_7">"</text:span><text:span text:style-name="T20_8">,<text:s/></text:span><text:span text:style-name="T20_9">"</text:span><text:span text:style-name="T20_10">Orange</text:span><text:span text:style-name="T20_11">"</text:span><text:span text:style-name="T20_12">,<text:s/></text:span><text:span text:style-name="T20_13">"</text:span><text:span text:style-name="T20_14">Apple</text:span><text:span text:style-name="T20_15">"</text:span><text:span text:style-name="T20_16">,<text:s/></text:span><text:span text:style-name="T20_17">"</text:span><text:span text:style-name="T20_18">Mango</text:span><text:span text:style-name="T20_19">"</text:span><text:span text:style-name="T20_20">,<text:s/></text:span><text:span text:style-name="T20_21">"</text:span><text:span text:style-name="T20_22">Kiwi</text:span><text:span text:style-name="T20_23">"</text:span><text:span text:style-name="T20_24">];</text:span></text:p>
      <text:p text:style-name="P21"><text:span text:style-name="T21_1">fruits</text:span><text:span text:style-name="T21_2"><text:s/>=<text:s/></text:span><text:span text:style-name="T21_3">fruits</text:span><text:span text:style-name="T21_4">.</text:span><text:span text:style-name="T21_5">splice</text:span><text:span text:style-name="T21_6">(</text:span><text:span text:style-name="T21_7">2</text:span><text:span text:style-name="T21_8">,<text:s/></text:span><text:span text:style-name="T21_9">2</text:span><text:span text:style-name="T21_10">);</text:span></text:p>
      <text:p text:style-name="P22"/>
      <text:p text:style-name="P23"><text:span text:style-name="T23_1">[</text:span><text:span text:style-name="T23_2">"</text:span><text:span text:style-name="T23_3">Banana</text:span><text:span text:style-name="T23_4">"</text:span><text:span text:style-name="T23_5">,<text:s/></text:span><text:span text:style-name="T23_6">"</text:span><text:span text:style-name="T23_7">Orange</text:span><text:span text:style-name="T23_8">"</text:span><text:span text:style-name="T23_9">,<text:s/></text:span><text:span text:style-name="T23_10">"</text:span><text:span text:style-name="T23_11">Kiwi</text:span><text:span text:style-name="T23_12">"</text:span><text:span text:style-name="T23_13">];</text:span></text:p>
      <text:p text:style-name="P24"/>
      <text:p text:style-name="P25"><text:span text:style-name="T25_1">Given</text:span><text:span text:style-name="T25_2"><text:s/></text:span><text:span text:style-name="T25_3">the</text:span><text:span text:style-name="T25_4"><text:s/></text:span><text:span text:style-name="T25_5">following</text:span><text:span text:style-name="T25_6"><text:s/></text:span><text:span text:style-name="T25_7">object</text:span><text:span text:style-name="T25_8">:</text:span></text:p>
      <text:p text:style-name="P26"/>
      <text:p text:style-name="P27"><text:span text:style-name="T27_1">var</text:span><text:span text:style-name="T27_2"><text:s/></text:span><text:span text:style-name="T27_3">car</text:span><text:span text:style-name="T27_4"><text:s/>=<text:s/>{</text:span></text:p>
      <text:p text:style-name="P28"><text:span text:style-name="T28_1"><text:s text:c="4"/></text:span><text:span text:style-name="T28_2">brand</text:span><text:span text:style-name="T28_3">:<text:s/>“</text:span><text:span text:style-name="T28_4">Honda</text:span><text:span text:style-name="T28_5">”,</text:span></text:p>
      <text:p text:style-name="P29"><text:span text:style-name="T29_1"><text:s text:c="4"/></text:span><text:span text:style-name="T29_2">model</text:span><text:span text:style-name="T29_3">:<text:s/>“</text:span><text:span text:style-name="T29_4">Civic</text:span><text:span text:style-name="T29_5">”,</text:span></text:p>
      <text:p text:style-name="P30"><text:span text:style-name="T30_1"><text:s text:c="4"/></text:span><text:span text:style-name="T30_2">numberOfDoors</text:span><text:span text:style-name="T30_3">:<text:s/>4,</text:span></text:p>
      <text:p text:style-name="P31"><text:span text:style-name="T31_1"><text:s text:c="4"/></text:span><text:span text:style-name="T31_2">automatic</text:span><text:span text:style-name="T31_3">:<text:s/></text:span><text:span text:style-name="T31_4">true</text:span><text:span text:style-name="T31_5">,</text:span></text:p>
      <text:p text:style-name="P32"><text:span text:style-name="T32_1"><text:s text:c="4"/></text:span><text:span text:style-name="T32_2">color</text:span><text:span text:style-name="T32_3">:<text:s/>“</text:span><text:span text:style-name="T32_4">blue</text:span><text:span text:style-name="T32_5">”,</text:span></text:p>
      <text:p text:style-name="P33"><text:span text:style-name="T33_1"><text:s text:c="4"/></text:span><text:span text:style-name="T33_2">miles</text:span><text:span text:style-name="T33_3">:<text:s/>0,</text:span></text:p>
      <text:p text:style-name="P34"><text:span text:style-name="T34_1"><text:s text:c="4"/></text:span><text:span text:style-name="T34_2">Drive</text:span><text:span text:style-name="T34_3">:<text:s/></text:span><text:span text:style-name="T34_4">function</text:span><text:span text:style-name="T34_5"><text:s/></text:span><text:span text:style-name="T34_6">drive</text:span><text:span text:style-name="T34_7">()<text:s/>{</text:span></text:p>
      <text:p text:style-name="P35"><text:span text:style-name="T35_1"><text:s text:c="8"/></text:span><text:span text:style-name="T35_2">miles</text:span><text:span text:style-name="T35_3"><text:s/>++;</text:span></text:p>
      <text:p text:style-name="P36"><text:span text:style-name="T36_1"><text:s text:c="8"/></text:span><text:span text:style-name="T36_2">return</text:span><text:span text:style-name="T36_3"><text:s/></text:span><text:span text:style-name="T36_4">this</text:span><text:span text:style-name="T36_5">.</text:span><text:span text:style-name="T36_6">miles</text:span><text:span text:style-name="T36_7">;</text:span></text:p>
      <text:p text:style-name="P37"><text:span text:style-name="T37_1"><text:s text:c="4"/>}<text:s/></text:span></text:p>
      <text:p text:style-name="P38"><text:span text:style-name="T38_1">};</text:span></text:p>
      <text:p text:style-name="P39"/>
      <text:p text:style-name="P40"><text:span text:style-name="T40_1">5.<text:s/></text:span><text:span text:style-name="T40_2">Which</text:span><text:span text:style-name="T40_3"><text:s/></text:span><text:span text:style-name="T40_4">of</text:span><text:span text:style-name="T40_5"><text:s/></text:span><text:span text:style-name="T40_6">the</text:span><text:span text:style-name="T40_7"><text:s/></text:span><text:span text:style-name="T40_8">following</text:span><text:span text:style-name="T40_9"><text:s/></text:span><text:span text:style-name="T40_10">lines</text:span><text:span text:style-name="T40_11"><text:s/></text:span><text:span text:style-name="T40_12">of</text:span><text:span text:style-name="T40_13"><text:s/></text:span><text:span text:style-name="T40_14">code</text:span><text:span text:style-name="T40_15"><text:s/></text:span><text:span text:style-name="T40_16">would</text:span><text:span text:style-name="T40_17"><text:s/></text:span><text:span text:style-name="T40_18">print</text:span><text:span text:style-name="T40_19"><text:s/></text:span><text:span text:style-name="T40_20">the</text:span><text:span text:style-name="T40_21"><text:s/></text:span><text:span text:style-name="T40_22">color</text:span><text:span text:style-name="T40_23"><text:s/></text:span><text:span text:style-name="T40_24">of</text:span><text:span text:style-name="T40_25"><text:s/></text:span><text:span text:style-name="T40_26">our</text:span><text:span text:style-name="T40_27"><text:s/></text:span><text:span text:style-name="T40_28">car</text:span><text:span text:style-name="T40_29"><text:s/></text:span><text:span text:style-name="T40_30">to</text:span><text:span text:style-name="T40_31"><text:s/></text:span><text:span text:style-name="T40_32">the</text:span><text:span text:style-name="T40_33"><text:s/></text:span><text:span text:style-name="T40_34">console</text:span><text:span text:style-name="T40_35">?</text:span></text:p>
      <text:list text:style-name="LS1" xml:id="list0">
        <text:list-item>
          <text:p text:style-name="P41"><text:span text:style-name="T41_1">console</text:span><text:span text:style-name="T41_2">.</text:span><text:span text:style-name="T41_3">log</text:span><text:span text:style-name="T41_4">(</text:span><text:span text:style-name="T41_5">car</text:span><text:span text:style-name="T41_6">.</text:span><text:span text:style-name="T41_7">color</text:span><text:span text:style-name="T41_8">);</text:span><text:span text:style-name="T41_9"><text:s text:c="2"/></text:span></text:p>
        </text:list-item>
        <text:list-item>
          <text:p text:style-name="P42"><text:span text:style-name="T42_1">console</text:span><text:span text:style-name="T42_2">.</text:span><text:span text:style-name="T42_3">log</text:span><text:span text:style-name="T42_4">(</text:span><text:span text:style-name="T42_5">car</text:span><text:span text:style-name="T42_6">&gt;</text:span><text:span text:style-name="T42_7">color</text:span><text:span text:style-name="T42_8">);</text:span></text:p>
        </text:list-item>
        <text:list-item>
          <text:p text:style-name="P43"><text:span text:style-name="T43_1">console</text:span><text:span text:style-name="T43_2">.</text:span><text:span text:style-name="T43_3">log</text:span><text:span text:style-name="T43_4">(</text:span><text:span text:style-name="T43_5">car</text:span><text:span text:style-name="T43_6">[</text:span><text:span text:style-name="T43_7">'</text:span><text:span text:style-name="T43_8">color</text:span><text:span text:style-name="T43_9">'</text:span><text:span text:style-name="T43_10">]);<text:s/></text:span></text:p>
        </text:list-item>
        <text:list-item>
          <text:p text:style-name="P44"><text:span text:style-name="T44_1">console</text:span><text:span text:style-name="T44_2">.</text:span><text:span text:style-name="T44_3">log</text:span><text:span text:style-name="T44_4">(</text:span><text:span text:style-name="T44_5">car</text:span><text:span text:style-name="T44_6">=</text:span><text:span text:style-name="T44_7">color</text:span><text:span text:style-name="T44_8">);</text:span></text:p>
        </text:list-item>
      </text:list>
      <text:p text:style-name="P45"/>
      <text:p text:style-name="P46"/>
      <text:p text:style-name="P47"><text:span text:style-name="T47_1">6.<text:s/></text:span><text:span text:style-name="T47_2">How</text:span><text:span text:style-name="T47_3"><text:s/></text:span><text:span text:style-name="T47_4">would</text:span><text:span text:style-name="T47_5"><text:s/></text:span><text:span text:style-name="T47_6">we</text:span><text:span text:style-name="T47_7"><text:s/></text:span><text:span text:style-name="T47_8">change</text:span><text:span text:style-name="T47_9"><text:s/></text:span><text:span text:style-name="T47_10">the</text:span><text:span text:style-name="T47_11"><text:s/></text:span><text:span text:style-name="T47_12">numberOfDoors</text:span><text:span text:style-name="T47_13"><text:s/></text:span><text:span text:style-name="T47_14">in</text:span><text:span text:style-name="T47_15"><text:s/></text:span><text:span text:style-name="T47_16">our</text:span><text:span text:style-name="T47_17"><text:s/></text:span><text:span text:style-name="T47_18">car</text:span><text:span text:style-name="T47_19"><text:s/></text:span><text:span text:style-name="T47_20">object</text:span><text:span text:style-name="T47_21">?<text:s text:c="2"/></text:span></text:p>
      <text:p text:style-name="P48"/>
      <text:p text:style-name="P49"><text:span text:style-name="T49_1">car</text:span><text:span text:style-name="T49_2">.</text:span><text:span text:style-name="T49_3">numberOfDoors</text:span><text:span text:style-name="T49_4"><text:s/>=<text:s/>2</text:span></text:p>
      <text:p text:style-name="P50"/>
      <text:p text:style-name="P51"><text:span text:style-name="T51_1">7.<text:s/></text:span><text:span text:style-name="T51_2">How</text:span><text:span text:style-name="T51_3"><text:s/></text:span><text:span text:style-name="T51_4">would</text:span><text:span text:style-name="T51_5"><text:s/></text:span><text:span text:style-name="T51_6">we</text:span><text:span text:style-name="T51_7"><text:s/></text:span><text:span text:style-name="T51_8">call</text:span><text:span text:style-name="T51_9"><text:s/></text:span><text:span text:style-name="T51_10">the</text:span><text:span text:style-name="T51_11"><text:s/>“</text:span><text:span text:style-name="T51_12">drive</text:span><text:span text:style-name="T51_13">”<text:s/></text:span><text:span text:style-name="T51_14">method</text:span><text:span text:style-name="T51_15"><text:s/></text:span><text:span text:style-name="T51_16">in</text:span><text:span text:style-name="T51_17"><text:s/></text:span><text:span text:style-name="T51_18">our</text:span><text:span text:style-name="T51_19"><text:s/>“</text:span><text:span text:style-name="T51_20">car</text:span><text:span text:style-name="T51_21">”<text:s/></text:span><text:span text:style-name="T51_22">object</text:span><text:span text:style-name="T51_23">?<text:s/></text:span></text:p>
      <text:p text:style-name="P52"/>
      <text:p text:style-name="P53"><text:span text:style-name="T53_1">car</text:span><text:span text:style-name="T53_2">.</text:span><text:span text:style-name="T53_3">drive</text:span><text:span text:style-name="T53_4">()</text:span></text:p>
      <text:p text:style-name="P54"/>
      <text:p text:style-name="P55"><text:span text:style-name="T55_1">8.<text:s text:c="2"/></text:span><text:span text:style-name="T55_2">Which</text:span><text:span text:style-name="T55_3"><text:s/></text:span><text:span text:style-name="T55_4">of</text:span><text:span text:style-name="T55_5"><text:s/></text:span><text:span text:style-name="T55_6">the</text:span><text:span text:style-name="T55_7"><text:s/></text:span><text:span text:style-name="T55_8">following</text:span><text:span text:style-name="T55_9"><text:s/></text:span><text:span text:style-name="T55_10">would</text:span><text:span text:style-name="T55_11"><text:s/></text:span><text:span text:style-name="T55_12">create</text:span><text:span text:style-name="T55_13"><text:s/></text:span><text:span text:style-name="T55_14">a</text:span><text:span text:style-name="T55_15"><text:s/></text:span><text:span text:style-name="T55_16">new</text:span><text:span text:style-name="T55_17"><text:s/></text:span><text:span text:style-name="T55_18">object</text:span><text:span text:style-name="T55_19"><text:s/></text:span><text:span text:style-name="T55_20">in</text:span><text:span text:style-name="T55_21"><text:s/></text:span><text:span text:style-name="T55_22">JavaScript</text:span><text:span text:style-name="T55_23">?<text:s/></text:span></text:p>
      <text:list text:style-name="LS2" xml:id="list4">
        <text:list-item>
          <text:p text:style-name="P56"><text:span text:style-name="T56_1">var</text:span><text:span text:style-name="T56_2"><text:s/></text:span><text:span text:style-name="T56_3">thing</text:span><text:span text:style-name="T56_4"><text:s/>=<text:s/></text:span><text:span text:style-name="T56_5">create</text:span><text:span text:style-name="T56_6"><text:s/></text:span><text:span text:style-name="T56_7">Object</text:span><text:span text:style-name="T56_8">();</text:span></text:p>
        </text:list-item>
        <text:list-item>
          <text:p text:style-name="P57"><text:span text:style-name="T57_1">var</text:span><text:span text:style-name="T57_2"><text:s/></text:span><text:span text:style-name="T57_3">thing</text:span><text:span text:style-name="T57_4"><text:s/>=<text:s/></text:span><text:span text:style-name="T57_5">new</text:span><text:span text:style-name="T57_6"><text:s/></text:span><text:span text:style-name="T57_7">Object</text:span><text:span text:style-name="T57_8">();<text:s/></text:span></text:p>
        </text:list-item>
        <text:list-item>
          <text:p text:style-name="P58"><text:span text:style-name="T58_1">var</text:span><text:span text:style-name="T58_2"><text:s/></text:span><text:span text:style-name="T58_3">thing</text:span><text:span text:style-name="T58_4"><text:s/>=<text:s/>{<text:s/></text:span><text:span text:style-name="T58_5">width</text:span><text:span text:style-name="T58_6">:<text:s/>100,<text:s/></text:span><text:span text:style-name="T58_7">height</text:span><text:span text:style-name="T58_8">:<text:s/>100};</text:span></text:p>
        </text:list-item>
        <text:list-item>
          <text:p text:style-name="P59"><text:span text:style-name="T59_1">var</text:span><text:span text:style-name="T59_2"><text:s/></text:span><text:span text:style-name="T59_3">thing</text:span><text:span text:style-name="T59_4"><text:s/>=<text:s/>{<text:s/></text:span><text:span text:style-name="T59_5">width</text:span><text:span text:style-name="T59_6">,<text:s/>100<text:s/>}{</text:span><text:span text:style-name="T59_7">height</text:span><text:span text:style-name="T59_8">,<text:s/>100};</text:span></text:p>
        </text:list-item>
      </text:list>
      <text:p text:style-name="P60"/>
      <text:p text:style-name="P61"/>
      <text:p text:style-name="P62"><text:span text:style-name="T62_1">9.<text:s/></text:span><text:span text:style-name="T62_2">What</text:span><text:span text:style-name="T62_3"><text:s/></text:span><text:span text:style-name="T62_4">is</text:span><text:span text:style-name="T62_5"><text:s/></text:span><text:span text:style-name="T62_6">a</text:span><text:span text:style-name="T62_7"><text:s/></text:span><text:span text:style-name="T62_8">function</text:span><text:span text:style-name="T62_9"><text:s/></text:span><text:span text:style-name="T62_10">inside</text:span><text:span text:style-name="T62_11"><text:s/></text:span><text:span text:style-name="T62_12">of</text:span><text:span text:style-name="T62_13"><text:s/></text:span><text:span text:style-name="T62_14">an</text:span><text:span text:style-name="T62_15"><text:s/></text:span><text:span text:style-name="T62_16">object</text:span><text:span text:style-name="T62_17"><text:s/></text:span><text:span text:style-name="T62_18">called</text:span><text:span text:style-name="T62_19">?<text:s/></text:span></text:p>
      <text:p text:style-name="P63"/>
      <text:p text:style-name="P64"><text:span text:style-name="T64_1">method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span text:style-name="T82_1">10.<text:s/></text:span><text:span text:style-name="T82_2">Label</text:span><text:span text:style-name="T82_3"><text:s/></text:span><text:span text:style-name="T82_4">this</text:span><text:span text:style-name="T82_5"><text:s/></text:span><text:span text:style-name="T82_6">box</text:span><text:span text:style-name="T82_7"><text:s/></text:span><text:span text:style-name="T82_8">model</text:span><text:span text:style-name="T82_9">.<text:s/>(</text:span><text:span text:style-name="T82_10">padding</text:span><text:span text:style-name="T82_11">,<text:s/></text:span><text:span text:style-name="T82_12">border</text:span><text:span text:style-name="T82_13">,<text:s/></text:span><text:span text:style-name="T82_14">element</text:span><text:span text:style-name="T82_15">,<text:s/></text:span><text:span text:style-name="T82_16">margin</text:span><text:span text:style-name="T82_17">)</text:span></text:p>
      <text:p text:style-name="P83"/>
      <text:p text:style-name="P84"/>
      <table:table table:style-name="Table1">
        <table:table-column table:style-name="Column1"/>
        <table:table-row table:style-name="Row1">
          <table:table-cell table:style-name="Cell1">
            <text:p text:style-name="P85"/>
            <text:p text:style-name="P86"><text:span text:style-name="T86_1"><text:s text:c="8"/></text:span><text:span text:style-name="T86_2">margin</text:span></text:p>
            <table:table table:style-name="Table2">
              <table:table-column table:style-name="Column2"/>
              <table:table-row table:style-name="Row2">
                <table:table-cell table:style-name="Cell2">
                  <text:p text:style-name="P87"><text:span text:style-name="T87_1">border</text:span></text:p>
                  <table:table table:style-name="Table3">
                    <table:table-column table:style-name="Column3"/>
                    <table:table-row table:style-name="Row3">
                      <table:table-cell table:style-name="Cell3">
                        <text:p text:style-name="P88"><text:span text:style-name="T88_1">padding</text:span></text:p>
                        <table:table table:style-name="Table4">
                          <table:table-column table:style-name="Column4"/>
                          <table:table-row table:style-name="Row4">
                            <table:table-cell table:style-name="Cell4">
                              <text:p text:style-name="P89"><text:span text:style-name="T89_1">element</text:span></text:p>
                            </table:table-cell>
                          </table:table-row>
                        </table:table>
                        <text:p text:style-name="P90"/>
                      </table:table-cell>
                    </table:table-row>
                  </table:table>
                  <text:p text:style-name="P91"/>
                </table:table-cell>
              </table:table-row>
            </table:table>
            <text:p text:style-name="P92"/>
          </table:table-cell>
        </table:table-row>
      </table:table>
      <text:p text:style-name="P93"><text:span text:style-name="T93_1"><text:s/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i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font-name="Arial" fo:font-size="12pt" style:font-name-asian="Arial" style:font-size-asian="12pt" style:font-name-complex="Arial" style:font-size-complex="12pt" style:text-underline-style="none"/>
      </text:list-level-style-number>
      <text:list-level-style-number style:num-format="i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